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42.76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46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font-name="Liberation Sans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D Tota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3"/>
        <table:table-column table:style-name="co4" table:number-columns-repeated="2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1" office:value-type="string" calcext:value-type="string">
            <text:p>Item/Block</text:p>
          </table:table-cell>
          <table:table-cell table:style-name="ce11" office:value-type="string" calcext:value-type="string">
            <text:p>Datapack</text:p>
          </table:table-cell>
          <table:table-cell table:style-name="ce11" office:value-type="string" calcext:value-type="string">
            <text:p>CustomModelData</text:p>
          </table:table-cell>
          <table:table-cell table:style-name="ce11" office:value-type="string" calcext:value-type="string">
            <text:p>Tags</text:p>
          </table:table-cell>
          <table:table-cell table:style-name="ce11" office:value-type="string" calcext:value-type="string">
            <text:p>Block/Item</text:p>
          </table:table-cell>
          <table:table-cell table:style-name="ce11" office:value-type="string" calcext:value-type="string">
            <text:p>Block </text:p>
          </table:table-cell>
        </table:table-row>
        <table:table-row table:style-name="ro1">
          <table:table-cell table:style-name="ce12" office:value-type="string" calcext:value-type="string">
            <text:p>backpack_table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" calcext:value-type="float">
            <text:p>9161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dropper</text:p>
          </table:table-cell>
        </table:table-row>
        <table:table-row table:style-name="ro1">
          <table:table-cell table:style-name="ce12" office:value-type="string" calcext:value-type="string">
            <text:p>backpack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" calcext:value-type="float">
            <text:p>9161</text:p>
          </table:table-cell>
          <table:table-cell office:value-type="string" calcext:value-type="string">
            <text:p>bac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2">
          <table:table-cell table:style-name="ce13" office:value-type="string" calcext:value-type="string">
            <text:p>black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2" calcext:value-type="float">
            <text:p>9162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blu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3" calcext:value-type="float">
            <text:p>9163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brown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4" calcext:value-type="float">
            <text:p>9164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cyan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5" calcext:value-type="float">
            <text:p>9165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ender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6" calcext:value-type="float">
            <text:p>9166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gray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7" calcext:value-type="float">
            <text:p>9167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green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8" calcext:value-type="float">
            <text:p>9168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light_blu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9" calcext:value-type="float">
            <text:p>9169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light_gray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0" calcext:value-type="float">
            <text:p>91610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lim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1" calcext:value-type="float">
            <text:p>91611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magenta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2" calcext:value-type="float">
            <text:p>91612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orang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3" calcext:value-type="float">
            <text:p>91613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pink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4" calcext:value-type="float">
            <text:p>91614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purpl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5" calcext:value-type="float">
            <text:p>91615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red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6" calcext:value-type="float">
            <text:p>91616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whit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7" calcext:value-type="float">
            <text:p>91617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yellow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8" calcext:value-type="float">
            <text:p>91618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backpack_table_gui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9" calcext:value-type="float">
            <text:p>91619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empty_slot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20" calcext:value-type="float">
            <text:p>9162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_New_Item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arrot_on_a_stick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DataMod</text:p>
          </table:table-cell>
          <table:table-cell office:value-type="float" office:value="50" calcext:value-type="float">
            <text:p>5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carrot_on_a_stick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101" calcext:value-type="float">
            <text:p>101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lockbox</text:p>
          </table:table-cell>
          <table:table-cell office:value-type="string" calcext:value-type="string">
            <text:p>LapisCore</text:p>
          </table:table-cell>
          <table:table-cell office:value-type="float" office:value="103" calcext:value-type="float">
            <text:p>103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arger</text:p>
          </table:table-cell>
          <table:table-cell office:value-type="string" calcext:value-type="string">
            <text:p>AutomatedQuarries</text:p>
          </table:table-cell>
          <table:table-cell office:value-type="float" office:value="104" calcext:value-type="float">
            <text:p>104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unlockbox</text:p>
          </table:table-cell>
          <table:table-cell office:value-type="string" calcext:value-type="string">
            <text:p>LapisCore</text:p>
          </table:table-cell>
          <table:table-cell office:value-type="float" office:value="105" calcext:value-type="float">
            <text:p>105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6" calcext:value-type="float">
            <text:p>106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Storage Solutions</text:p>
          </table:table-cell>
          <table:table-cell office:value-type="float" office:value="151" calcext:value-type="float">
            <text:p>151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torage Solutions</text:p>
          </table:table-cell>
          <table:table-cell office:value-type="float" office:value="152" calcext:value-type="float">
            <text:p>152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invisible</text:p>
          </table:table-cell>
          <table:table-cell office:value-type="string" calcext:value-type="string">
            <text:p>LapisCore</text:p>
          </table:table-cell>
          <table:table-cell office:value-type="float" office:value="999" calcext:value-type="float">
            <text:p>999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Tinkery</text:p>
          </table:table-cell>
          <table:table-cell office:value-type="float" office:value="1001" calcext:value-type="float">
            <text:p>1001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blueprinter</text:p>
          </table:table-cell>
          <table:table-cell office:value-type="string" calcext:value-type="string">
            <text:p>Tinkery</text:p>
          </table:table-cell>
          <table:table-cell office:value-type="float" office:value="1002" calcext:value-type="float">
            <text:p>1002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meltry</text:p>
          </table:table-cell>
          <table:table-cell office:value-type="string" calcext:value-type="string">
            <text:p>Tinkery</text:p>
          </table:table-cell>
          <table:table-cell office:value-type="float" office:value="1003" calcext:value-type="float">
            <text:p>1003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meltry_on</text:p>
          </table:table-cell>
          <table:table-cell office:value-type="string" calcext:value-type="string">
            <text:p>Tinkery</text:p>
          </table:table-cell>
          <table:table-cell office:value-type="float" office:value="1004" calcext:value-type="float">
            <text:p>1004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tell_block</text:p>
          </table:table-cell>
          <table:table-cell office:value-type="string" calcext:value-type="string">
            <text:p>Tinkery</text:p>
          </table:table-cell>
          <table:table-cell office:value-type="float" office:value="1100" calcext:value-type="float">
            <text:p>1100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katana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diamond_sword</text:p>
          </table:table-cell>
        </table:table-row>
        <table:table-row table:style-name="ro1">
          <table:table-cell office:value-type="string" calcext:value-type="string">
            <text:p>katana_disabled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diamond_sword</text:p>
          </table:table-cell>
        </table:table-row>
        <table:table-row table:style-name="ro1">
          <table:table-cell office:value-type="string" calcext:value-type="string">
            <text:p>drill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drill_disabled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iron_ingot</text:p>
          </table:table-cell>
        </table:table-row>
        <table:table-row table:style-name="ro1">
          <table:table-cell office:value-type="string" calcext:value-type="string">
            <text:p>steel_nugget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iron_nugget</text:p>
          </table:table-cell>
        </table:table-row>
        <table:table-row table:style-name="ro1">
          <table:table-cell office:value-type="string" calcext:value-type="string">
            <text:p>blueprint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utomatedQuarries</text:p>
          </table:table-cell>
          <table:table-cell office:value-type="float" office:value="100" calcext:value-type="float">
            <text:p>10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5" office:value-type="string" calcext:value-type="string">
            <text:p>-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battery_charged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5" office:value-type="string" calcext:value-type="string">
            <text:p>-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100" calcext:value-type="float">
            <text:p>10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q_Quarry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q_Chunkload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lockbox</text:p>
          </table:table-cell>
          <table:table-cell office:value-type="string" calcext:value-type="string">
            <text:p>LapisCore</text:p>
          </table:table-cell>
          <table:table-cell office:value-type="float" office:value="103" calcext:value-type="float">
            <text:p>103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harger</text:p>
          </table:table-cell>
          <table:table-cell office:value-type="string" calcext:value-type="string">
            <text:p>AutomatedQuarri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q_Charg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unlockbox</text:p>
          </table:table-cell>
          <table:table-cell office:value-type="string" calcext:value-type="string">
            <text:p>LapisCore</text:p>
          </table:table-cell>
          <table:table-cell office:value-type="float" office:value="105" calcext:value-type="float">
            <text:p>105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dampener</text:p>
          </table:table-cell>
          <table:table-cell office:value-type="string" calcext:value-type="string">
            <text:p>AutomatedQuarrie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q_Dampen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_Controll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Storage Solutio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_Terminal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torage Solu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_Serv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_Modifi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Tinkery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t_Constructo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blueprinter</text:p>
          </table:table-cell>
          <table:table-cell office:value-type="string" calcext:value-type="string">
            <text:p>Tinkery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t_Blueprint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meltry</text:p>
          </table:table-cell>
          <table:table-cell office:value-type="string" calcext:value-type="string">
            <text:p>Tinkery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t_Smeltery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meltry_on</text:p>
          </table:table-cell>
          <table:table-cell office:value-type="string" calcext:value-type="string">
            <text:p>Tinkery</text:p>
          </table:table-cell>
          <table:table-cell office:value-type="float" office:value="1003" calcext:value-type="float">
            <text:p>1003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teel_block</text:p>
          </table:table-cell>
          <table:table-cell office:value-type="string" calcext:value-type="string">
            <text:p>Tinkery</text:p>
          </table:table-cell>
          <table:table-cell office:value-type="float" office:value="1004" calcext:value-type="float">
            <text:p>1004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tekPack</text:p>
          </table:table-cell>
          <table:table-cell table:style-name="ce14"/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craft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1" calcext:value-type="float">
            <text:p>339000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2" calcext:value-type="float">
            <text:p>339000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3" calcext:value-type="float">
            <text:p>3390003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enerato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4" calcext:value-type="float">
            <text:p>3390004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sola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5" calcext:value-type="float">
            <text:p>3390005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6" calcext:value-type="float">
            <text:p>3390006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7" calcext:value-type="float">
            <text:p>3390007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furnace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8" calcext:value-type="float">
            <text:p>3390008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lock_break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9" calcext:value-type="float">
            <text:p>3390009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0" calcext:value-type="float">
            <text:p>3390010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drill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1" calcext:value-type="float">
            <text:p>339001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rid_stai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2" calcext:value-type="float">
            <text:p>339001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3" calcext:value-type="float">
            <text:p>3390013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4" calcext:value-type="float">
            <text:p>3390014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etal_fan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5" calcext:value-type="float">
            <text:p>3390015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tap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6" calcext:value-type="float">
            <text:p>3390016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isted_glas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7" calcext:value-type="float">
            <text:p>3390017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hite_bricks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8" calcext:value-type="float">
            <text:p>3390018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elt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9" calcext:value-type="float">
            <text:p>3390019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extracto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20" calcext:value-type="float">
            <text:p>3390020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21" calcext:value-type="float">
            <text:p>339002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attery_cell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1" calcext:value-type="float">
            <text:p>339000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ime_dye</text:p>
          </table:table-cell>
        </table:table-row>
        <table:table-row table:style-name="ro1">
          <table:table-cell office:value-type="string" calcext:value-type="string">
            <text:p>drill_pipe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2" calcext:value-type="float">
            <text:p>339000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ime_dye</text:p>
          </table:table-cell>
        </table:table-row>
        <table:table-row table:style-name="ro1">
          <table:table-cell office:value-type="string" calcext:value-type="string">
            <text:p>valve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/>
          <table:table-cell office:value-type="string" calcext:value-type="string">
            <text:p>Block/Item</text:p>
          </table:table-cell>
          <table:table-cell office:value-type="string" calcext:value-type="string">
            <text:p>leather_armor</text:p>
          </table:table-cell>
        </table:table-row>
        <table:table-row table:style-name="ro1">
          <table:table-cell office:value-type="string" calcext:value-type="string">
            <text:p>cast_ingot</text:p>
          </table:table-cell>
          <table:table-cell table:number-columns-repeated="2"/>
          <table:table-cell table:style-name="Default"/>
          <table:table-cell office:value-type="string" calcext:value-type="string">
            <text:p>Block/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blank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Default"/>
          <table:table-cell office:value-type="string" calcext:value-type="string">
            <text:p>Block/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ingot</text:p>
          </table:table-cell>
          <table:table-cell/>
          <table:table-cell office:value-type="float" office:value="1101" calcext:value-type="float">
            <text:p>1101</text:p>
          </table:table-cell>
          <table:table-cell table:style-name="Default"/>
          <table:table-cell office:value-type="string" calcext:value-type="string">
            <text:p>Block/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nugget</text:p>
          </table:table-cell>
          <table:table-cell/>
          <table:table-cell office:value-type="float" office:value="1102" calcext:value-type="float">
            <text:p>1102</text:p>
          </table:table-cell>
          <table:table-cell table:style-name="Default"/>
          <table:table-cell office:value-type="string" calcext:value-type="string">
            <text:p>Block/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stick</text:p>
          </table:table-cell>
          <table:table-cell/>
          <table:table-cell office:value-type="float" office:value="1103" calcext:value-type="float">
            <text:p>1103</text:p>
          </table:table-cell>
          <table:table-cell table:style-name="Default"/>
          <table:table-cell office:value-type="string" calcext:value-type="string">
            <text:p>Block/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stick</text:p>
          </table:table-cell>
          <table:table-cell/>
          <table:table-cell office:value-type="float" office:value="1104" calcext:value-type="float">
            <text:p>1104</text:p>
          </table:table-cell>
          <table:table-cell table:style-name="Default"/>
          <table:table-cell office:value-type="string" calcext:value-type="string">
            <text:p>Block/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gem</text:p>
          </table:table-cell>
          <table:table-cell/>
          <table:table-cell office:value-type="float" office:value="1105" calcext:value-type="float">
            <text:p>1105</text:p>
          </table:table-cell>
          <table:table-cell table:style-name="Default"/>
          <table:table-cell office:value-type="string" calcext:value-type="string">
            <text:p>Block/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horse_armor</text:p>
          </table:table-cell>
          <table:table-cell/>
          <table:table-cell office:value-type="float" office:value="1106" calcext:value-type="float">
            <text:p>1106</text:p>
          </table:table-cell>
          <table:table-cell table:style-name="Default"/>
          <table:table-cell office:value-type="string" calcext:value-type="string">
            <text:p>Block/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hilt</text:p>
          </table:table-cell>
          <table:table-cell/>
          <table:table-cell office:value-type="float" office:value="1107" calcext:value-type="float">
            <text:p>1107</text:p>
          </table:table-cell>
          <table:table-cell table:style-name="Default"/>
          <table:table-cell office:value-type="string" calcext:value-type="string">
            <text:p>Block/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pick_head</text:p>
          </table:table-cell>
          <table:table-cell/>
          <table:table-cell office:value-type="float" office:value="1108" calcext:value-type="float">
            <text:p>1108</text:p>
          </table:table-cell>
          <table:table-cell table:style-name="Default"/>
          <table:table-cell office:value-type="string" calcext:value-type="string">
            <text:p>Block/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shovel_head</text:p>
          </table:table-cell>
          <table:table-cell/>
          <table:table-cell office:value-type="float" office:value="1109" calcext:value-type="float">
            <text:p>1109</text:p>
          </table:table-cell>
          <table:table-cell table:style-name="Default"/>
          <table:table-cell office:value-type="string" calcext:value-type="string">
            <text:p>Block/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hoe_head</text:p>
          </table:table-cell>
          <table:table-cell/>
          <table:table-cell office:value-type="float" office:value="1110" calcext:value-type="float">
            <text:p>1110</text:p>
          </table:table-cell>
          <table:table-cell table:style-name="Default"/>
          <table:table-cell office:value-type="string" calcext:value-type="string">
            <text:p>Block/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axe_head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Default"/>
          <table:table-cell office:value-type="string" calcext:value-type="string">
            <text:p>Block/Item</text:p>
          </table:table-cell>
          <table:table-cell office:value-type="string" calcext:value-type="string">
            <text:p>paper</text:p>
          </table:table-cell>
        </table:table-row>
      </table:table>
      <table:table table:name="ID Bloc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5"/>
        <table:table-column table:style-name="co4" table:number-columns-repeated="2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1" office:value-type="string" calcext:value-type="string">
            <text:p>Item/Block</text:p>
          </table:table-cell>
          <table:table-cell table:style-name="ce11" office:value-type="string" calcext:value-type="string">
            <text:p>Datapack</text:p>
          </table:table-cell>
          <table:table-cell table:style-name="ce11" office:value-type="string" calcext:value-type="string">
            <text:p>CustomModelData</text:p>
          </table:table-cell>
          <table:table-cell table:style-name="ce11" office:value-type="string" calcext:value-type="string">
            <text:p>Tags</text:p>
          </table:table-cell>
          <table:table-cell table:style-name="ce11" office:value-type="string" calcext:value-type="string">
            <text:p>Block/Item</text:p>
          </table:table-cell>
          <table:table-cell table:style-name="ce11" office:value-type="string" calcext:value-type="string">
            <text:p>Block 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lockbox</text:p>
          </table:table-cell>
          <table:table-cell office:value-type="string" calcext:value-type="string">
            <text:p>LapisCor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arger</text:p>
          </table:table-cell>
          <table:table-cell office:value-type="string" calcext:value-type="string">
            <text:p>AutomatedQuarries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unlockbox</text:p>
          </table:table-cell>
          <table:table-cell office:value-type="string" calcext:value-type="string">
            <text:p>LapisCor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Storage Solutions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torage Solutions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invisible</text:p>
          </table:table-cell>
          <table:table-cell office:value-type="string" calcext:value-type="string">
            <text:p>LapisCore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Tinkery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blueprinter</text:p>
          </table:table-cell>
          <table:table-cell office:value-type="string" calcext:value-type="string">
            <text:p>Tinkery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meltry</text:p>
          </table:table-cell>
          <table:table-cell office:value-type="string" calcext:value-type="string">
            <text:p>Tinkery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meltry_on</text:p>
          </table:table-cell>
          <table:table-cell office:value-type="string" calcext:value-type="string">
            <text:p>Tinkery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tell_block</text:p>
          </table:table-cell>
          <table:table-cell office:value-type="string" calcext:value-type="string">
            <text:p>Tinkery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tekPack</text:p>
          </table:table-cell>
          <table:table-cell table:style-name="ce14"/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diamond_pickaxe</text:p>
          </table:table-cell>
        </table:table-row>
      </table:table>
      <table:table table:name="ID Ite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3"/>
        <table:table-column table:style-name="co4" table:number-columns-repeated="2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1" office:value-type="string" calcext:value-type="string">
            <text:p>Item/Block</text:p>
          </table:table-cell>
          <table:table-cell table:style-name="ce11" office:value-type="string" calcext:value-type="string">
            <text:p>Datapack</text:p>
          </table:table-cell>
          <table:table-cell table:style-name="ce11" office:value-type="string" calcext:value-type="string">
            <text:p>CustomModelData</text:p>
          </table:table-cell>
          <table:table-cell table:style-name="ce11" office:value-type="string" calcext:value-type="string">
            <text:p>Tags</text:p>
          </table:table-cell>
          <table:table-cell table:style-name="ce11" office:value-type="string" calcext:value-type="string">
            <text:p>Block/Item</text:p>
          </table:table-cell>
          <table:table-cell table:style-name="ce11" office:value-type="string" calcext:value-type="string">
            <text:p>Block </text:p>
          </table:table-cell>
        </table:table-row>
        <table:table-row table:style-name="ro1">
          <table:table-cell table:style-name="ce12" office:value-type="string" calcext:value-type="string">
            <text:p>backpack_table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" calcext:value-type="float">
            <text:p>9161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dropper</text:p>
          </table:table-cell>
        </table:table-row>
        <table:table-row table:style-name="ro1">
          <table:table-cell table:style-name="ce12" office:value-type="string" calcext:value-type="string">
            <text:p>backpack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" calcext:value-type="float">
            <text:p>9161</text:p>
          </table:table-cell>
          <table:table-cell office:value-type="string" calcext:value-type="string">
            <text:p>bac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2">
          <table:table-cell table:style-name="ce13" office:value-type="string" calcext:value-type="string">
            <text:p>black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2" calcext:value-type="float">
            <text:p>9162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blu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3" calcext:value-type="float">
            <text:p>9163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brown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4" calcext:value-type="float">
            <text:p>9164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cyan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5" calcext:value-type="float">
            <text:p>9165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ender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6" calcext:value-type="float">
            <text:p>9166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gray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7" calcext:value-type="float">
            <text:p>9167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green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8" calcext:value-type="float">
            <text:p>9168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light_blu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9" calcext:value-type="float">
            <text:p>9169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light_gray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0" calcext:value-type="float">
            <text:p>91610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lim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1" calcext:value-type="float">
            <text:p>91611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magenta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2" calcext:value-type="float">
            <text:p>91612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orang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3" calcext:value-type="float">
            <text:p>91613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pink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4" calcext:value-type="float">
            <text:p>91614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purpl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5" calcext:value-type="float">
            <text:p>91615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red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6" calcext:value-type="float">
            <text:p>91616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whit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7" calcext:value-type="float">
            <text:p>91617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yellow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8" calcext:value-type="float">
            <text:p>91618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backpack_table_gui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9" calcext:value-type="float">
            <text:p>91619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empty_slot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20" calcext:value-type="float">
            <text:p>9162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_New_Item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arrot_on_a_stick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DataMod</text:p>
          </table:table-cell>
          <table:table-cell office:value-type="float" office:value="50" calcext:value-type="float">
            <text:p>5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carrot_on_a_stick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string" calcext:value-type="string">
            <text:p>katana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diamond_sword</text:p>
          </table:table-cell>
        </table:table-row>
        <table:table-row table:style-name="ro1">
          <table:table-cell office:value-type="string" calcext:value-type="string">
            <text:p>katana_disabled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diamond_sword</text:p>
          </table:table-cell>
        </table:table-row>
        <table:table-row table:style-name="ro1">
          <table:table-cell office:value-type="string" calcext:value-type="string">
            <text:p>drill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drill_disabled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iron_ingot</text:p>
          </table:table-cell>
        </table:table-row>
        <table:table-row table:style-name="ro1">
          <table:table-cell office:value-type="string" calcext:value-type="string">
            <text:p>steel_nugget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iron_nugget</text:p>
          </table:table-cell>
        </table:table-row>
        <table:table-row table:style-name="ro1">
          <table:table-cell office:value-type="string" calcext:value-type="string">
            <text:p>blueprint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utomatedQuarries</text:p>
          </table:table-cell>
          <table:table-cell office:value-type="float" office:value="100" calcext:value-type="float">
            <text:p>10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battery_charged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0" calcext:value-type="float">
            <text:p>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orkbench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q_Quarry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q_Chunkload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lockbox</text:p>
          </table:table-cell>
          <table:table-cell office:value-type="string" calcext:value-type="string">
            <text:p>LapisCore</text:p>
          </table:table-cell>
          <table:table-cell office:value-type="float" office:value="103" calcext:value-type="float">
            <text:p>103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harger</text:p>
          </table:table-cell>
          <table:table-cell office:value-type="string" calcext:value-type="string">
            <text:p>AutomatedQuarri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q_Charg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unlockbox</text:p>
          </table:table-cell>
          <table:table-cell office:value-type="string" calcext:value-type="string">
            <text:p>LapisCore</text:p>
          </table:table-cell>
          <table:table-cell office:value-type="float" office:value="105" calcext:value-type="float">
            <text:p>105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dampener</text:p>
          </table:table-cell>
          <table:table-cell office:value-type="string" calcext:value-type="string">
            <text:p>AutomatedQuarrie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q_Dampen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_Controll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Storage Solutio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_Terminal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torage Solu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_Serv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_Modifi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Tinkery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t_Constructo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blueprinter</text:p>
          </table:table-cell>
          <table:table-cell office:value-type="string" calcext:value-type="string">
            <text:p>Tinkery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t_Blueprint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meltry</text:p>
          </table:table-cell>
          <table:table-cell office:value-type="string" calcext:value-type="string">
            <text:p>Tinkery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t_Smeltery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meltry_on</text:p>
          </table:table-cell>
          <table:table-cell office:value-type="string" calcext:value-type="string">
            <text:p>Tinkery</text:p>
          </table:table-cell>
          <table:table-cell office:value-type="float" office:value="1003" calcext:value-type="float">
            <text:p>1003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teel_block</text:p>
          </table:table-cell>
          <table:table-cell office:value-type="string" calcext:value-type="string">
            <text:p>Tinkery</text:p>
          </table:table-cell>
          <table:table-cell office:value-type="float" office:value="1004" calcext:value-type="float">
            <text:p>1004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raft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1" calcext:value-type="float">
            <text:p>339000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2" calcext:value-type="float">
            <text:p>339000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3" calcext:value-type="float">
            <text:p>3390003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enerato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4" calcext:value-type="float">
            <text:p>3390004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sola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5" calcext:value-type="float">
            <text:p>3390005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6" calcext:value-type="float">
            <text:p>3390006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7" calcext:value-type="float">
            <text:p>3390007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furnace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8" calcext:value-type="float">
            <text:p>3390008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lock_break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9" calcext:value-type="float">
            <text:p>3390009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0" calcext:value-type="float">
            <text:p>3390010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drill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1" calcext:value-type="float">
            <text:p>339001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rid_stai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2" calcext:value-type="float">
            <text:p>339001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3" calcext:value-type="float">
            <text:p>3390013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4" calcext:value-type="float">
            <text:p>3390014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etal_fan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5" calcext:value-type="float">
            <text:p>3390015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tap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6" calcext:value-type="float">
            <text:p>3390016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isted_glas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7" calcext:value-type="float">
            <text:p>3390017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hite_bricks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8" calcext:value-type="float">
            <text:p>3390018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elt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9" calcext:value-type="float">
            <text:p>3390019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extracto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20" calcext:value-type="float">
            <text:p>3390020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21" calcext:value-type="float">
            <text:p>339002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attery_cell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1" calcext:value-type="float">
            <text:p>339000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ime_dye</text:p>
          </table:table-cell>
        </table:table-row>
        <table:table-row table:style-name="ro1">
          <table:table-cell office:value-type="string" calcext:value-type="string">
            <text:p>drill_pipe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2" calcext:value-type="float">
            <text:p>339000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ime_dye</text:p>
          </table:table-cell>
        </table:table-row>
        <table:table-row table:style-name="ro1">
          <table:table-cell office:value-type="string" calcext:value-type="string">
            <text:p>cast_blank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ingot</text:p>
          </table:table-cell>
          <table:table-cell/>
          <table:table-cell office:value-type="float" office:value="1101" calcext:value-type="float">
            <text:p>1101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nugget</text:p>
          </table:table-cell>
          <table:table-cell/>
          <table:table-cell office:value-type="float" office:value="1102" calcext:value-type="float">
            <text:p>1102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stick</text:p>
          </table:table-cell>
          <table:table-cell/>
          <table:table-cell office:value-type="float" office:value="1103" calcext:value-type="float">
            <text:p>1103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stick</text:p>
          </table:table-cell>
          <table:table-cell/>
          <table:table-cell office:value-type="float" office:value="1104" calcext:value-type="float">
            <text:p>1104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gem</text:p>
          </table:table-cell>
          <table:table-cell/>
          <table:table-cell office:value-type="float" office:value="1105" calcext:value-type="float">
            <text:p>1105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horse_armor</text:p>
          </table:table-cell>
          <table:table-cell/>
          <table:table-cell office:value-type="float" office:value="1106" calcext:value-type="float">
            <text:p>1106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hilt</text:p>
          </table:table-cell>
          <table:table-cell/>
          <table:table-cell office:value-type="float" office:value="1107" calcext:value-type="float">
            <text:p>1107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pick_head</text:p>
          </table:table-cell>
          <table:table-cell/>
          <table:table-cell office:value-type="float" office:value="1108" calcext:value-type="float">
            <text:p>1108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shovel_head</text:p>
          </table:table-cell>
          <table:table-cell/>
          <table:table-cell office:value-type="float" office:value="1109" calcext:value-type="float">
            <text:p>1109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hoe_head</text:p>
          </table:table-cell>
          <table:table-cell/>
          <table:table-cell office:value-type="float" office:value="1110" calcext:value-type="float">
            <text:p>1110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axe_head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hoe_head</text:p>
          </table:table-cell>
          <table:table-cell/>
          <table:table-cell office:value-type="float" office:value="1112" calcext:value-type="float">
            <text:p>1112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valve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leather_arm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8:14:14.5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Leresche</meta:initial-creator>
    <meta:creation-date>2019-09-12T17:55:30.847000000</meta:creation-date>
    <meta:generator>LibreOffice/6.2.1.2$Windows_X86_64 LibreOffice_project/7bcb35dc3024a62dea0caee87020152d1ee96e71</meta:generator>
    <dc:date>2019-09-17T18:38:05.296000000</dc:date>
    <dc:creator>Antoine Leresche</dc:creator>
    <meta:editing-duration>PT2H6M3S</meta:editing-duration>
    <meta:editing-cycles>194</meta:editing-cycles>
    <meta:document-statistic meta:table-count="3" meta:cell-count="1158" meta:object-count="0"/>
  </office:meta>
</office:document-meta>
</file>